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/>
      <style:text-properties style:font-name="DejaVu Sans Mono" fo:font-size="20pt" fo:font-weight="bold" officeooo:rsid="0031a189" officeooo:paragraph-rsid="0031a189" fo:background-color="transparent" style:font-size-asian="20pt" style:font-size-complex="20pt"/>
    </style:style>
    <style:style style:name="P2" style:family="paragraph" style:parent-style-name="Heading_20_3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/>
      <style:text-properties style:font-name="DejaVu Sans Mono" fo:font-size="20pt" officeooo:rsid="0031a189" officeooo:paragraph-rsid="0031a189" fo:background-color="transparent" style:font-size-asian="20pt" style:font-size-complex="20pt"/>
    </style:style>
    <style:style style:name="P3" style:family="paragraph" style:parent-style-name="Heading_20_3">
      <style:paragraph-properties fo:margin-left="0in" fo:margin-right="0in" fo:margin-top="0in" fo:margin-bottom="0.0835in" style:contextual-spacing="false" fo:line-height="100%" fo:text-indent="0in" style:auto-text-indent="false"/>
      <style:text-properties style:font-name="DejaVu Sans Mono" fo:font-size="15pt" fo:font-weight="bold" fo:background-color="transparent" style:font-size-asian="15pt" style:font-size-complex="15pt"/>
    </style:style>
    <style:style style:name="P4" style:family="paragraph" style:parent-style-name="Heading_20_3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DejaVu Sans Mono" fo:font-size="15pt" fo:font-weight="bold" fo:background-color="transparent" style:font-size-asian="15pt" style:font-size-complex="15pt"/>
    </style:style>
    <style:style style:name="P5" style:family="paragraph" style:parent-style-name="Heading_20_3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DejaVu Sans Mono" fo:font-size="15pt" fo:background-color="transparent" style:font-size-asian="15pt" style:font-size-complex="15pt"/>
    </style:style>
    <style:style style:name="P6" style:family="paragraph" style:parent-style-name="Heading_20_4">
      <style:paragraph-properties fo:margin-left="0in" fo:margin-right="0in" fo:margin-top="0in" fo:margin-bottom="0.0835in" style:contextual-spacing="false" fo:line-height="100%" fo:text-indent="0in" style:auto-text-indent="false"/>
      <style:text-properties style:font-name="DejaVu Sans Mono" fo:font-size="11pt" fo:font-weight="bold" fo:background-color="transparent" style:font-size-asian="11pt" style:font-size-complex="11pt"/>
    </style:style>
    <style:style style:name="P7" style:family="paragraph" style:parent-style-name="Heading_20_4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DejaVu Sans Mono" fo:font-size="11pt" fo:font-weight="bold" fo:background-color="transparent" style:font-size-asian="11pt" style:font-size-complex="11pt"/>
    </style:style>
    <style:style style:name="P8" style:family="paragraph" style:parent-style-name="Text_20_body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/>
      <style:text-properties style:font-name="DejaVu Sans Mono" fo:font-size="20pt" fo:font-weight="bold" officeooo:rsid="0031a189" officeooo:paragraph-rsid="0031a189" fo:background-color="transparent" style:font-size-asian="20pt" style:font-size-complex="20pt"/>
    </style:style>
    <style:style style:name="P9" style:family="paragraph" style:parent-style-name="Text_20_body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/>
      <style:text-properties style:font-name="DejaVu Sans Mono" fo:font-size="11pt" fo:font-weight="bold" officeooo:rsid="0031a189" officeooo:paragraph-rsid="0031a189" fo:background-color="transparent" style:font-size-asian="11pt" style:font-size-complex="11pt"/>
    </style:style>
    <style:style style:name="P10" style:family="paragraph" style:parent-style-name="Text_20_body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/>
      <style:text-properties style:font-name="DejaVu Sans Mono" fo:font-size="11pt" fo:font-weight="bold" officeooo:rsid="0031a189" officeooo:paragraph-rsid="00351eab" fo:background-color="transparent" style:font-size-asian="11pt" style:font-size-complex="11pt"/>
    </style:style>
    <style:style style:name="P11" style:family="paragraph" style:parent-style-name="Text_20_body" style:list-style-name="L4">
      <style:paragraph-properties fo:margin-left="0in" fo:margin-right="0in" fo:margin-top="0in" fo:margin-bottom="0.0972in" style:contextual-spacing="false" fo:line-height="100%" fo:text-indent="0in" style:auto-text-indent="false" fo:padding="0in" fo:border="none"/>
      <style:text-properties style:font-name="DejaVu Sans Mono" fo:font-size="11pt" fo:font-weight="bold" fo:background-color="transparent" style:font-size-asian="11pt" style:font-size-complex="11pt"/>
    </style:style>
    <style:style style:name="P12" style:family="paragraph" style:parent-style-name="Text_20_body" style:list-style-name="L6">
      <style:paragraph-properties fo:margin-left="0in" fo:margin-right="0in" fo:margin-top="0in" fo:margin-bottom="0.0972in" style:contextual-spacing="false" fo:line-height="100%" fo:text-indent="0in" style:auto-text-indent="false" fo:padding="0in" fo:border="none"/>
      <style:text-properties style:font-name="DejaVu Sans Mono" fo:font-size="11pt" fo:font-weight="bold" fo:background-color="transparent" style:font-size-asian="11pt" style:font-size-complex="11pt"/>
    </style:style>
    <style:style style:name="P13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font-weight="bold" fo:background-color="transparent" style:font-size-asian="11pt" style:font-size-complex="11pt"/>
    </style:style>
    <style:style style:name="P14" style:family="paragraph" style:parent-style-name="Text_20_body" style:list-style-name="L1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font-weight="bold" fo:background-color="transparent" style:font-size-asian="11pt" style:font-size-complex="11pt"/>
    </style:style>
    <style:style style:name="P15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DejaVu Sans Mono" fo:font-size="11pt" fo:font-weight="bold" officeooo:paragraph-rsid="002f5ac0" fo:background-color="transparent" style:font-size-asian="11pt" style:font-size-complex="11pt"/>
    </style:style>
    <style:style style:name="P16" style:family="paragraph" style:parent-style-name="Text_20_body" style:list-style-name="L1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font-weight="bold" fo:background-color="transparent" style:font-size-asian="11pt" style:font-size-complex="11pt"/>
    </style:style>
    <style:style style:name="P17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font-weight="bold" officeooo:paragraph-rsid="0026343b" fo:background-color="transparent" style:font-size-asian="11pt" style:font-size-complex="11pt"/>
    </style:style>
    <style:style style:name="P18" style:family="paragraph" style:parent-style-name="Text_20_body" style:list-style-name="L1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font-weight="bold" fo:background-color="transparent" style:font-size-asian="11pt" style:font-size-complex="11pt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font-weight="bold" fo:background-color="transparent" style:font-size-asian="11pt" style:font-size-complex="11pt"/>
    </style:style>
    <style:style style:name="P20" style:family="paragraph" style:parent-style-name="Text_20_body" style:list-style-name="L2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font-weight="bold" fo:background-color="transparent" style:font-size-asian="11pt" style:font-size-complex="11pt"/>
    </style:style>
    <style:style style:name="P21" style:family="paragraph" style:parent-style-name="Text_20_body" style:list-style-name="L2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font-weight="bold" fo:background-color="transparent" style:font-size-asian="11pt" style:font-size-complex="11pt"/>
    </style:style>
    <style:style style:name="P22" style:family="paragraph" style:parent-style-name="Text_20_body" style:list-style-name="L2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font-weight="bold" fo:background-color="transparent" style:font-size-asian="11pt" style:font-size-complex="11pt"/>
    </style:style>
    <style:style style:name="P23" style:family="paragraph" style:parent-style-name="Text_20_body" style:list-style-name="L17">
      <style:text-properties style:font-name="DejaVu Sans Mono" fo:font-size="11pt" fo:font-weight="bold" fo:background-color="transparent" style:font-size-asian="11pt" style:font-size-complex="11pt"/>
    </style:style>
    <style:style style:name="P24" style:family="paragraph" style:parent-style-name="Text_20_body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/>
      <style:text-properties style:font-name="DejaVu Sans Mono" fo:font-size="11pt" officeooo:rsid="0031a189" officeooo:paragraph-rsid="0031a189" fo:background-color="transparent" style:font-size-asian="11pt" style:font-size-complex="11pt"/>
    </style:style>
    <style:style style:name="P25" style:family="paragraph" style:parent-style-name="Text_20_body">
      <style:paragraph-properties fo:margin-left="0in" fo:margin-right="0in" fo:margin-top="0in" fo:margin-bottom="0.0972in" style:contextual-spacing="false" fo:line-height="100%" fo:text-indent="0in" style:auto-text-indent="false" fo:padding="0in" fo:border="none"/>
      <style:text-properties style:font-name="DejaVu Sans Mono" fo:font-size="11pt" officeooo:rsid="001cc18e" officeooo:paragraph-rsid="001cc18e" fo:background-color="transparent" style:font-size-asian="11pt" style:font-size-complex="11pt"/>
    </style:style>
    <style:style style:name="P26" style:family="paragraph" style:parent-style-name="Text_20_body">
      <style:paragraph-properties fo:margin-left="0in" fo:margin-right="0in" fo:margin-top="0in" fo:margin-bottom="0.0972in" style:contextual-spacing="false" fo:line-height="100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27" style:family="paragraph" style:parent-style-name="Text_20_body">
      <style:paragraph-properties fo:margin-left="0in" fo:margin-right="0in" fo:margin-top="0in" fo:margin-bottom="0.0972in" style:contextual-spacing="false" fo:line-height="100%" fo:text-indent="0in" style:auto-text-indent="false"/>
      <style:text-properties style:font-name="DejaVu Sans Mono" fo:font-size="11pt" fo:background-color="transparent" style:font-size-asian="11pt" style:font-size-complex="11pt"/>
    </style:style>
    <style:style style:name="P28" style:family="paragraph" style:parent-style-name="Text_20_body" style:list-style-name="L1">
      <style:paragraph-properties fo:margin-left="0in" fo:margin-right="0in" fo:margin-top="0in" fo:margin-bottom="0.0972in" style:contextual-spacing="false" fo:line-height="100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29" style:family="paragraph" style:parent-style-name="Text_20_body" style:list-style-name="L2">
      <style:paragraph-properties fo:margin-left="0in" fo:margin-right="0in" fo:margin-top="0in" fo:margin-bottom="0.0972in" style:contextual-spacing="false" fo:line-height="100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30" style:family="paragraph" style:parent-style-name="Text_20_body" style:list-style-name="L3">
      <style:paragraph-properties fo:margin-left="0in" fo:margin-right="0in" fo:margin-top="0in" fo:margin-bottom="0.0972in" style:contextual-spacing="false" fo:line-height="100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31" style:family="paragraph" style:parent-style-name="Text_20_body" style:list-style-name="L3">
      <style:paragraph-properties fo:margin-left="0in" fo:margin-right="0in" fo:margin-top="0in" fo:margin-bottom="0.0972in" style:contextual-spacing="false" fo:line-height="100%" fo:text-indent="0in" style:auto-text-indent="false" fo:padding="0in" fo:border="none"/>
      <style:text-properties style:font-name="DejaVu Sans Mono" fo:font-size="11pt" officeooo:paragraph-rsid="00351eab" fo:background-color="transparent" style:font-size-asian="11pt" style:font-size-complex="11pt"/>
    </style:style>
    <style:style style:name="P32" style:family="paragraph" style:parent-style-name="Text_20_body">
      <style:paragraph-properties fo:margin-left="0in" fo:margin-right="0in" fo:margin-top="0in" fo:margin-bottom="0.0972in" style:contextual-spacing="false" fo:line-height="100%" fo:text-indent="0in" style:auto-text-indent="false" fo:padding="0in" fo:border="none"/>
      <style:text-properties style:font-name="DejaVu Sans Mono" fo:font-size="11pt" officeooo:paragraph-rsid="00351eab" fo:background-color="transparent" style:font-size-asian="11pt" style:font-size-complex="11pt"/>
    </style:style>
    <style:style style:name="P33" style:family="paragraph" style:parent-style-name="Text_20_body" style:list-style-name="L4">
      <style:paragraph-properties fo:margin-left="0in" fo:margin-right="0in" fo:margin-top="0in" fo:margin-bottom="0.0972in" style:contextual-spacing="false" fo:line-height="100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34" style:family="paragraph" style:parent-style-name="Text_20_body" style:list-style-name="L4">
      <style:paragraph-properties fo:margin-left="0in" fo:margin-right="0in" fo:margin-top="0in" fo:margin-bottom="0.0972in" style:contextual-spacing="false" fo:line-height="100%" fo:text-indent="0in" style:auto-text-indent="false" fo:padding="0in" fo:border="none"/>
      <style:text-properties style:font-name="DejaVu Sans Mono" fo:font-size="11pt" officeooo:paragraph-rsid="0030d100" fo:background-color="transparent" style:font-size-asian="11pt" style:font-size-complex="11pt"/>
    </style:style>
    <style:style style:name="P35" style:family="paragraph" style:parent-style-name="Text_20_body" style:list-style-name="L5">
      <style:paragraph-properties fo:margin-left="0in" fo:margin-right="0in" fo:margin-top="0in" fo:margin-bottom="0.0972in" style:contextual-spacing="false" fo:line-height="100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36" style:family="paragraph" style:parent-style-name="Text_20_body" style:list-style-name="L6">
      <style:paragraph-properties fo:margin-left="0in" fo:margin-right="0in" fo:margin-top="0in" fo:margin-bottom="0.0972in" style:contextual-spacing="false" fo:line-height="100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37" style:family="paragraph" style:parent-style-name="Text_20_body" style:list-style-name="L6">
      <style:paragraph-properties fo:margin-left="0in" fo:margin-right="0in" fo:margin-top="0in" fo:margin-bottom="0.0972in" style:contextual-spacing="false" fo:line-height="100%" fo:text-indent="0in" style:auto-text-indent="false" fo:padding="0in" fo:border="none"/>
      <style:text-properties style:font-name="DejaVu Sans Mono" fo:font-size="11pt" officeooo:paragraph-rsid="002fdf6a" fo:background-color="transparent" style:font-size-asian="11pt" style:font-size-complex="11pt"/>
    </style:style>
    <style:style style:name="P38" style:family="paragraph" style:parent-style-name="Text_20_body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DejaVu Sans Mono" fo:font-size="11pt" officeooo:paragraph-rsid="002fdf6a" fo:background-color="transparent" style:font-size-asian="11pt" style:font-size-complex="11pt"/>
    </style:style>
    <style:style style:name="P39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40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DejaVu Sans Mono" fo:font-size="11pt" fo:background-color="transparent" style:font-size-asian="11pt" style:font-size-complex="11pt"/>
    </style:style>
    <style:style style:name="P41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42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43" style:family="paragraph" style:parent-style-name="Text_20_body" style:list-style-name="L9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44" style:family="paragraph" style:parent-style-name="Text_20_body" style:list-style-name="L10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45" style:family="paragraph" style:parent-style-name="Text_20_body" style:list-style-name="L1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46" style:family="paragraph" style:parent-style-name="Text_20_body" style:list-style-name="L1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47" style:family="paragraph" style:parent-style-name="Text_20_body" style:list-style-name="L1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48" style:family="paragraph" style:parent-style-name="Text_20_body" style:list-style-name="L1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49" style:family="paragraph" style:parent-style-name="Text_20_body" style:list-style-name="L1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50" style:family="paragraph" style:parent-style-name="Text_20_body" style:list-style-name="L1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51" style:family="paragraph" style:parent-style-name="Text_20_body" style:list-style-name="L16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officeooo:paragraph-rsid="0026343b" fo:background-color="transparent" style:font-size-asian="11pt" style:font-size-complex="11pt"/>
    </style:style>
    <style:style style:name="P52" style:family="paragraph" style:parent-style-name="Text_20_body" style:list-style-name="L1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53" style:family="paragraph" style:parent-style-name="Text_20_body" style:list-style-name="L1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officeooo:paragraph-rsid="002a556b" fo:background-color="transparent" style:font-size-asian="11pt" style:font-size-complex="11pt"/>
    </style:style>
    <style:style style:name="P54" style:family="paragraph" style:parent-style-name="Text_20_body" style:list-style-name="L20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55" style:family="paragraph" style:parent-style-name="Text_20_body" style:list-style-name="L20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officeooo:paragraph-rsid="002cb4a0" fo:background-color="transparent" style:font-size-asian="11pt" style:font-size-complex="11pt"/>
    </style:style>
    <style:style style:name="P56" style:family="paragraph" style:parent-style-name="Text_20_body" style:list-style-name="L2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57" style:family="paragraph" style:parent-style-name="Text_20_body" style:list-style-name="L2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58" style:family="paragraph" style:parent-style-name="Text_20_body" style:list-style-name="L2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59" style:family="paragraph" style:parent-style-name="Text_20_body" style:list-style-name="L2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officeooo:paragraph-rsid="0030d100" fo:background-color="transparent" style:font-size-asian="11pt" style:font-size-complex="11pt"/>
    </style:style>
    <style:style style:name="P60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officeooo:paragraph-rsid="002f5ac0" fo:background-color="transparent" style:font-size-asian="11pt" style:font-size-complex="11pt"/>
    </style:style>
    <style:style style:name="P61" style:family="paragraph" style:parent-style-name="Text_20_body" style:list-style-name="L2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62" style:family="paragraph" style:parent-style-name="Text_20_body" style:list-style-name="L2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DejaVu Sans Mono" fo:font-size="11pt" fo:background-color="transparent" style:font-size-asian="11pt" style:font-size-complex="11pt"/>
    </style:style>
    <style:style style:name="P63" style:family="paragraph" style:parent-style-name="Text_20_body" style:list-style-name="L17">
      <style:text-properties style:font-name="DejaVu Sans Mono" fo:font-size="11pt" fo:background-color="transparent" style:font-size-asian="11pt" style:font-size-complex="11pt"/>
    </style:style>
    <style:style style:name="P64" style:family="paragraph" style:parent-style-name="Text_20_body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/>
      <style:text-properties style:font-name="DejaVu Sans Mono" fo:font-size="15pt" fo:font-weight="bold" officeooo:paragraph-rsid="00351eab" fo:background-color="transparent" style:font-size-asian="15pt" style:font-size-complex="15pt"/>
    </style:style>
    <style:style style:name="P65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DejaVu Sans Mono" fo:font-size="15pt" fo:font-weight="bold" officeooo:paragraph-rsid="002f5ac0" fo:background-color="transparent" style:font-size-asian="15pt" style:font-size-complex="15pt"/>
    </style:style>
    <style:style style:name="P66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officeooo:paragraph-rsid="0026343b" fo:background-color="transparent"/>
    </style:style>
    <style:style style:name="P67" style:family="paragraph" style:parent-style-name="Text_20_body" style:list-style-name="L19">
      <style:text-properties fo:background-color="transparen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1eab" style:font-weight-asian="bold" style:font-weight-complex="bold"/>
    </style:style>
    <style:style style:name="T4" style:family="text">
      <style:text-properties fo:font-weight="bold" officeooo:rsid="0026343b"/>
    </style:style>
    <style:style style:name="T5" style:family="text">
      <style:text-properties fo:font-weight="bold" fo:background-color="#ffff00" loext:char-shading-value="0"/>
    </style:style>
    <style:style style:name="T6" style:family="text">
      <style:text-properties fo:font-weight="bold" officeooo:rsid="003584a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officeooo:rsid="0026343b"/>
    </style:style>
    <style:style style:name="T10" style:family="text">
      <style:text-properties style:font-name="DejaVu Sans Mono" fo:font-size="11pt" fo:font-weight="bold" style:font-size-asian="11pt" style:font-size-complex="11pt"/>
    </style:style>
    <style:style style:name="T11" style:family="text">
      <style:text-properties style:font-name="DejaVu Sans Mono" fo:font-size="11pt" style:font-size-asian="11pt" style:font-size-complex="11pt"/>
    </style:style>
    <style:style style:name="T12" style:family="text">
      <style:text-properties fo:font-size="11pt" fo:font-weight="bold" style:font-size-asian="11pt" style:font-size-complex="11pt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640de4328c851833">
        <text:p text:style-name="P8">4ο Παραδοτέο</text:p>
        <text:h text:style-name="P1" text:outline-level="3">Νίκος Τουλκερίδης 10718 ΗΜΜΥ</text:h>
        <text:h text:style-name="P2" text:outline-level="3"><text:span text:style-name="T1">Ιανουάριος 2026</text:span><text:span text:style-name="T12"/></text:h>
        <text:p text:style-name="P9">------------------------------------------------------------------------</text:p>
        <text:p text:style-name="P24"><text:span text:style-name="T1"/></text:p>
        <text:h text:style-name="P3" text:outline-level="3">ΠΟΛΙΤΙΚΗ ΕΛΕΓΧΟΥ ΠΡΟΣΒΑΣΗΣ &amp; ΡΟΛΩΝ (ACCESS CONTROL POLICY)</text:h>
        <text:p text:style-name="P26">Έκδοση: 1.0</text:p>
        <text:p text:style-name="P26">Ημερομηνία: Ιανουάριος 2026</text:p>
        <text:h text:style-name="P6" text:outline-level="4">1. Σκοπός</text:h>
        <text:p text:style-name="P27">Η παρούσα πολιτική ορίζει τις αρχές και διαδικασίες για τη διαχείριση της πρόσβασης στα πληροφοριακά συστήματα του οργανισμού, σύμφωνα με τις απαιτήσεις της <text:span text:style-name="T8">Οδηγίας NIS 2 (Άρθρο 21) και του Ν. 5160/2024 για την εφαρμογή μέτρων διαχείρισης κινδύνων και ασφάλειας δικτύων.</text:span></text:p>
        <text:h text:style-name="P6" text:outline-level="4">2. Πεδίο Εφαρμογής</text:h>
        <text:p text:style-name="P27">Εφαρμόζεται σε:</text:p>
        <text:list text:style-name="L1">
          <text:list-item>
            <text:p text:style-name="P28"><text:span text:style-name="T1">Χρήστες:</text:span> <text:span text:style-name="T7">Εσωτερικοί Ιατροί (Internal Physicians), Τεχνολόγοι Ακτινολογικού (Technologists), Διοικητικό Προσωπικό (Secretariat), Εξωτερικοί Συνεργάτες (External Physicians) και Τεχνική Υποστήριξη Προμηθευτή (Vendor Support).</text:span></text:p>
          </text:list-item>
          <text:list-item>
            <text:p text:style-name="P28"><text:span text:style-name="T1">Συστήματα / Εφαρμογές:</text:span> <text:span text:style-name="T7">PACS Server (10.10.20.50), RIS (Radiology Information System), MRI Console (10.10.20.20), Σταθμοί Εργασίας Ιατρών.</text:span></text:p>
          </text:list-item>
          <text:list-item>
            <text:p text:style-name="P28"><text:span text:style-name="T1">Υποδομές / Δίκτυα:</text:span> <text:span text:style-name="T7">Εσωτερικό υποδίκτυο Ακτινοδιαγνωστικού (Subnet 10.10.20.0/24) και συνδέσεις VPN.</text:span></text:p>
          </text:list-item>
        </text:list>
        <text:h text:style-name="P6" text:outline-level="4">3. Αρχές Ελέγχου Πρόσβασης</text:h>
        <text:list text:style-name="L2">
          <text:list-item>
            <text:p text:style-name="P29"><text:span text:style-name="T1">Ελάχιστο απαιτούμενο δικαίωμα (Least Privilege):</text:span> Οι χρήστες έχουν πρόσβαση μόνο στα δεδομένα και τις εφαρμογές που είναι απολύτως απαραίτητα για την εργασία τους.</text:p>
          </text:list-item>
          <text:list-item>
            <text:p text:style-name="P29"><text:span text:style-name="T1">MFA για ευαίσθητα συστήματα:</text:span> <text:span text:style-name="T1">[ΝΑΙ]</text:span> / Όχι</text:p>
            <text:list>
              <text:list-header>
                <text:p text:style-name="P29">→ Η χρήση Ελέγχου Ταυτότητας Πολλαπλών Παραγόντων (MFA) είναι <text:span text:style-name="T7">υποχρεωτική για όλες τις απομακρυσμένες συνδέσεις (VPN) του Προμηθευτή (Vendor Support) και για την πρόσβαση των διαχειριστών (IT Admin) σε κρίσιμους εξυπηρετητές (PACS Server).</text:span></text:p>
              </text:list-header>
            </text:list>
          </text:list-item>
        </text:list>
        <text:h text:style-name="P6" text:outline-level="4">4. Διαδικασία Δημιουργίας / Τροποποίησης / Απενεργοποίησης Λογαριασμών</text:h>
        <text:list text:style-name="L3">
          <text:list-item>
            <text:p text:style-name="P30"><text:span text:style-name="T1">Αίτηση πρόσβασης:</text:span> <text:span text:style-name="T7">Υποβάλλεται εγγράφως από τον Προϊστάμενο του Ακτινοδιαγνωστικού Τμήματος.</text:span></text:p>
          </text:list-item>
          <text:list-item>
            <text:p text:style-name="P30"><text:span text:style-name="T1">Έγκριση από:</text:span> Τον <text:span text:style-name="T7">Υπεύθυνο Ασφαλείας (CISO / ΥΑΣΠΕ) και τη Διεύθυνση Πληροφορικής.</text:span></text:p>
          </text:list-item>
          <text:list-item>
            <text:p text:style-name="P30"><text:soft-page-break/><text:span text:style-name="T1">Χρόνος απενεργοποίησης μετά από αποχώρηση:</text:span> <text:span text:style-name="T7">Άμεσα (εντός 24 ωρών) για απλούς χρήστες, και εντός 1 ώρας για διαχειριστές ή σε περίπτωση απόλυσης.</text:span></text:p>
          </text:list-item>
          <text:list-item>
            <text:p text:style-name="P31"><text:span text:style-name="T1">Ετήσια αναθεώρηση ρόλων:</text:span> <text:span text:style-name="T1">[ΝΑΙ]</text:span> / Όχι – <text:span text:style-name="T7">Συχνότητα: Ετησίως (ή εκτάκτως σε αλλαγή καθηκόντων).</text:span></text:p>
          </text:list-item>
        </text:list>
        <text:p text:style-name="P32"><text:span text:style-name="T3">5</text:span><text:span text:style-name="T1">. Έλεγχος Πρόσβασης σε Δεδομένα</text:span></text:p>
        <text:list text:style-name="L4">
          <text:list-item>
            <text:p text:style-name="P11">Επίπεδα πρόσβασης:</text:p>
            <text:list>
              <text:list-item>
                <text:p text:style-name="P33"><text:span text:style-name="T1">Ιατροί:</text:span> Πλήρης πρόσβαση (Read/Write) σε Κλινικά Δεδομένα &amp; Εικόνες (DICOM).</text:p>
              </text:list-item>
              <text:list-item>
                <text:p text:style-name="P33"><text:span text:style-name="T1">Τεχνολόγοι:</text:span> Πρόσβαση λειτουργίας στον Εξοπλισμό (MRI Console) και εγγραφής στο PACS.</text:p>
              </text:list-item>
              <text:list-item>
                <text:p text:style-name="P34"><text:span text:style-name="T1">Γραμματεία:</text:span> Πρόσβαση μόνο σε Δημογραφικά Στοιχεία (RIS) - Όχι σε Κλινικά/Εικόνες.</text:p>
              </text:list-item>
              <text:list-item>
                <text:p text:style-name="P34"><text:span text:style-name="T1">Vendor Support:</text:span> Πρόσβαση συντήρησης (Maintenance) μόνο κατόπιν έγκρισης και με χρονικό περιορισμό.</text:p>
              </text:list-item>
            </text:list>
          </text:list-item>
          <text:list-item>
            <text:p text:style-name="P33"><text:span text:style-name="T1">Διαδικασία έγκρισης πρόσβασης σε ευαίσθητα δεδομένα:</text:span> Απαιτείται ειδική εξουσιοδότηση βάσει ρόλου (RBAC) στο Active Directory. Κάθε πρόσβαση στον ιατρικό φάκελο καταγράφεται.</text:p>
          </text:list-item>
        </text:list>
        <text:h text:style-name="P6" text:outline-level="4">6. Καταγραφή &amp; Παρακολούθηση</text:h>
        <text:list text:style-name="L5">
          <text:list-item>
            <text:p text:style-name="P35"><text:span text:style-name="T1">Τι καταγράφεται (logs):</text:span> Επιτυχημένες και αποτυχημένες προσπάθειες εισόδου (Login success/failure), προσπέλαση ευαίσθητων αρχείων (Access logs), αλλαγές δικαιωμάτων χρηστών.</text:p>
          </text:list-item>
          <text:list-item>
            <text:p text:style-name="P35"><text:span text:style-name="T1">Alerting &amp; Incident Response:</text:span> Σε περίπτωση εντοπισμού πολλαπλών διαδοχικών αποτυχημένων προσπαθειών εισόδου (π.χ. &gt;3 προσπάθειες/λεπτό), το σύστημα παράγει <text:span text:style-name="T1">αυτόματη ειδοποίηση ασφαλείας (SIEM Alert)</text:span> προς τον Υπεύθυνο Ασφαλείας (CISO) για την άμεση διερεύνηση πιθανής επίθεσης (Brute Force)."</text:p>
          </text:list-item>
          <text:list-item>
            <text:p text:style-name="P35"><text:span text:style-name="T1">Χρόνος διατήρησης:</text:span> <text:span text:style-name="T7">12 μήνες (σύμφωνα με τις οδηγίες της Αρχής Προστασίας Δεδομένων και NIS 2).</text:span></text:p>
          </text:list-item>
        </text:list>
        <text:h text:style-name="P6" text:outline-level="4">7. Εξαιρέσεις / Ειδικές Περιπτώσεις</text:h>
        <text:list text:style-name="L6">
          <text:list-item>
            <text:p text:style-name="P12">Που δεν εφαρμόζεται;</text:p>
            <text:list>
              <text:list-item>
                <text:p text:style-name="P36">Σε καταστάσεις έκτακτης ανάγκης (Emergency / Break-glass), όπου η άμεση πρόσβαση σε ιατρικά δεδομένα είναι κρίσιμη για τη ζωή του ασθενούς. Σε αυτή την περίπτωση, η πρόσβαση καταγράφεται λεπτομερώς και ελέγχεται απολογιστικά.</text:p>
              </text:list-item>
              <text:list-item>
                <text:p text:style-name="P37">Σε Legacy συστήματα (π.χ. παλιά MRI Console) που τεχνικά δεν υποστηρίζουν κεντρική διαχείριση χρηστών (εκεί εφαρμόζονται φυσικοί περιορισμοί πρόσβασης).</text:p>
              </text:list-item>
            </text:list>
          </text:list-item>
        </text:list>
        <text:p text:style-name="P25"/>
        <text:section text:style-name="Sect1" text:name="model-response-message-contentr_6e18f748b5216c8c">
          <text:p text:style-name="P10">------------------------------------------------------------------------</text:p>
          <text:p text:style-name="P64">ΠΟΛΙΤΙΚΗ ΔΙΑΧΕΙΡΙΣΗΣ ΕΝΗΜΕΡΩΣΕΩΝ (PATCH MANAGEMENT)</text:p>
          <text:p text:style-name="P38">Έκδοση: 1.0</text:p>
          <text:p text:style-name="P39">Ημερομηνία: Ιανουάριος 2026</text:p>
          <text:h text:style-name="P7" text:outline-level="4"><text:soft-page-break/>1. Σκοπός</text:h>
          <text:p text:style-name="P40">Η παρούσα πολιτική εξασφαλίζει ότι όλα τα συστήματα (servers, endpoints, δικτυακές συσκευές κ.λπ.) ενημερώνονται εγκαίρως για την αντιμετώπιση ευπαθειών. <text:span text:style-name="T7">Σκοπός είναι η μείωση της επιφάνειας επίθεσης και η συμμόρφωση με το Άρθρο 21 της Οδηγίας NIS 2 περί διαχείρισης τρωτών σημείων.</text:span></text:p>
          <text:h text:style-name="P7" text:outline-level="4">2. Πεδίο Εφαρμογής</text:h>
          <text:list text:style-name="L7">
            <text:list-item>
              <text:p text:style-name="P41"><text:span text:style-name="T1">Servers:</text:span> <text:span text:style-name="T7">PACS Server (Windows Server 2019 / Linux), RIS Database.</text:span></text:p>
            </text:list-item>
            <text:list-item>
              <text:p text:style-name="P41"><text:span text:style-name="T1">Υπολογιστές:</text:span> <text:span text:style-name="T7">Σταθμοί Εργασίας Ιατρών (Windows 10/11 Pro), Σταθμοί Γραμματείας.</text:span></text:p>
            </text:list-item>
            <text:list-item>
              <text:p text:style-name="P41"><text:span text:style-name="T1">Εξοπλισμός δικτύου:</text:span> <text:span text:style-name="T7">Perimeter Firewall, Network Switches (Firmware updates).</text:span></text:p>
            </text:list-item>
            <text:list-item>
              <text:p text:style-name="P41"><text:span text:style-name="T1">Ιατροτεχνολογικός Εξοπλισμός:</text:span> <text:span text:style-name="T7">MRI Console &amp; MRI Scanner (Ειδικό καθεστώς διαχείρισης).</text:span></text:p>
            </text:list-item>
          </text:list>
          <text:h text:style-name="P7" text:outline-level="4">3. Συχνότητα Ενημερώσεων</text:h>
          <text:list text:style-name="L8">
            <text:list-item>
              <text:p text:style-name="P13">Κρίσιμες ενημερώσεις (Security):</text:p>
              <text:list>
                <text:list-item>
                  <text:p text:style-name="P42"><text:span text:style-name="T1">[Χ]</text:span> Εβδομαδιαία (Για σταθμούς εργασίας και συνήθεις servers).</text:p>
                </text:list-item>
                <text:list-item>
                  <text:p text:style-name="P42">Εντός <text:span text:style-name="T1">48</text:span> ωρών για ευπάθειες τύπου "Zero-Day" ή κρίσιμα CVEs (CVSS &gt; 9.0).</text:p>
                </text:list-item>
              </text:list>
            </text:list-item>
            <text:list-item>
              <text:p text:style-name="P42"><text:span text:style-name="T1">Εφαρμογές (Office, Browsers):</text:span> Μηνιαία (Patch Tuesday) ή αυτόματα.</text:p>
            </text:list-item>
            <text:list-item>
              <text:p text:style-name="P42"><text:span text:style-name="T1">Λειτουργικό Σύστημα:</text:span> Μηνιαία (Quality Rollups).</text:p>
            </text:list-item>
            <text:list-item>
              <text:p text:style-name="P42"><text:span text:style-name="T1">Firmware Εξοπλισμού:</text:span> Εξαμηνιαία ή κατόπιν οδηγίας του κατασκευαστή.</text:p>
            </text:list-item>
          </text:list>
          <text:h text:style-name="P7" text:outline-level="4">4. Διαδικασία Εντοπισμού Ευπαθειών</text:h>
          <text:list text:style-name="L9">
            <text:list-item>
              <text:p text:style-name="P43"><text:span text:style-name="T1">Εργαλεία που χρησιμοποιούνται:</text:span> <text:span text:style-name="T7">Windows Server Update Services (WSUS) για τα PC, Ειδοποιήσεις Κατασκευαστή (Vendor Bulletins) για τον MRI Scanner/PACS.</text:span></text:p>
            </text:list-item>
            <text:list-item>
              <text:p text:style-name="P43"><text:span text:style-name="T1">Πηγή ενημερώσεων:</text:span> Επίσημα αποθετήρια (Microsoft, Linux Repos), Εξουσιοδοτημένος Προμηθευτής (Vendor).</text:p>
            </text:list-item>
          </text:list>
          <text:h text:style-name="P7" text:outline-level="4">5. Διαδικασία Εφαρμογής</text:h>
          <text:list text:style-name="L10">
            <text:list-item>
              <text:p text:style-name="P44"><text:span text:style-name="T1">Έλεγχος συμβατότητας:</text:span> Πριν την εγκατάσταση σε κρίσιμα συστήματα (PACS), επιβεβαιώνεται η συμβατότητα με τις ιατρικές εφαρμογές.</text:p>
            </text:list-item>
            <text:list-item>
              <text:p text:style-name="P44"><text:span text:style-name="T1">Δοκιμή σε περιβάλλον staging:</text:span> Εφαρμογή πρώτα σε 1-2 σταθμούς εργασίας (Test Group) πριν τη μαζική διανομή.</text:p>
            </text:list-item>
            <text:list-item>
              <text:p text:style-name="P44"><text:span text:style-name="T1">Εγκατάσταση:</text:span> Αυτοματοποιημένη (εκτός ωραρίου λειτουργίας) για τα PC. Χειροκίνητη από τον διαχειριστή για τους Servers.</text:p>
            </text:list-item>
            <text:list-item>
              <text:p text:style-name="P44"><text:span text:style-name="T1">Rollback plan:</text:span> Διατήρηση Backup/Snapshot του συστήματος πριν την εφαρμογή κρίσιμων updates.</text:p>
            </text:list-item>
          </text:list>
          <text:h text:style-name="P7" text:outline-level="4"><text:soft-page-break/>6. Καταγραφή</text:h>
          <text:list text:style-name="L11">
            <text:list-item>
              <text:p text:style-name="P45"><text:span text:style-name="T2">Σημειώνονται όλα τα patches στο: </text:span><text:span text:style-name="T7">[X] Έγγραφο Excel / Μητρώο Συντήρησης (Logbook).</text:span></text:p>
              <text:p text:style-name="P45"><text:span text:style-name="T7"/></text:p>
            </text:list-item>
          </text:list>
          <text:h text:style-name="P7" text:outline-level="4">7. Εξαιρέσεις / Ειδικές Περιπτώσεις (Κρίσιμο για το <text:span text:style-name="T9">3o Παραδοτέο</text:span>)</text:h>
          <text:list text:style-name="L12">
            <text:list-item>
              <text:p text:style-name="P46"><text:span text:style-name="T1">Σύστημα:</text:span> <text:span text:style-name="T1">MRI Console / MRI Scanner Workstation.</text:span></text:p>
            </text:list-item>
            <text:list-item>
              <text:p text:style-name="P46"><text:span text:style-name="T1">Λόγος Εξαίρεσης:</text:span> Το σύστημα λειτουργεί με <text:span text:style-name="T1">Legacy OS (Windows Embedded/7)</text:span> και ιδιόκτητο λογισμικό του κατασκευαστή. Η αυτόματη ενημέρωση ενδέχεται να προκαλέσει δυσλειτουργία στον τομογράφο (Vendor Restriction).</text:p>
            </text:list-item>
            <text:list-item>
              <text:p text:style-name="P14">Αντισταθμιστικά Μέτρα (Compensating Controls):</text:p>
              <text:list>
                <text:list-item>
                  <text:p text:style-name="P46">Το σύστημα έχει τοποθετηθεί σε <text:span text:style-name="T1">απομονωμένο VLAN (10.10.20.0/24)</text:span> χωρίς άμεση πρόσβαση στο Internet (Air-gapped logic).</text:p>
                </text:list-item>
                <text:list-item>
                  <text:p text:style-name="P46">Αυστηροί κανόνες Firewall (Inbound/Outbound Block).</text:p>
                </text:list-item>
                <text:list-item>
                  <text:p text:style-name="P46">Οι θύρες USB είναι κλειδωμένες για αποφυγή μόλυνσης από φυσικά μέσα.</text:p>
                </text:list-item>
              </text:list>
            </text:list-item>
          </text:list>
          <text:p text:style-name="P39"><text:span text:style-name="T1"/></text:p>
          <text:section text:style-name="Sect1" text:name="model-response-message-contentr_7f9a517ea8fd0609">
            <text:p text:style-name="P15">------------------------------------------------------------------------</text:p>
            <text:p text:style-name="P65">ΠΟΛΙΤΙΚΗ ΓΙΑ DATA-AT-REST ΑΣΦΑΛΕΙΑ (ΕΜΠΙΣΤΕΥΤΙΚΟΤΗΤΑ, ΑΚΕΡΑΙΟΤΗΤΑ, ΔΙΑΘΕΣΙΜΟΤΗΤΑ)</text:p>
            <text:p text:style-name="P39">Έκδοση: 1.0</text:p>
            <text:p text:style-name="P39">Ημερομηνία: Ιανουάριος 2026</text:p>
            <text:h text:style-name="P7" text:outline-level="4">1. Σκοπός</text:h>
            <text:p text:style-name="P40">Προστασία δεδομένων που αποθηκεύονται σε servers, βάσεις δεδομένων, endpoints και αντίγραφα ασφαλείας. <text:span text:style-name="T7">Στόχος είναι η αποτροπή διαρροής ιατρικών δεδομένων (PHI) και η διασφάλιση ότι οι διαγνωστικές εικόνες δεν έχουν αλλοιωθεί (Integrity).</text:span></text:p>
            <text:h text:style-name="P7" text:outline-level="4">2. Πεδίο Εφαρμογής</text:h>
            <text:list text:style-name="L13">
              <text:list-item>
                <text:p text:style-name="P47"><text:span text:style-name="T1">Συστήματα:</text:span> <text:span text:style-name="T7">PACS Server (Αρχεία Εικόνων), Σταθμοί Εργασίας Ιατρών.</text:span></text:p>
              </text:list-item>
              <text:list-item>
                <text:p text:style-name="P47"><text:span text:style-name="T1">Βάσεις δεδομένων:</text:span> <text:span text:style-name="T7">RIS Database (SQL) – Δεδομένα ασθενών και πορίσματα.</text:span></text:p>
              </text:list-item>
              <text:list-item>
                <text:p text:style-name="P47"><text:span text:style-name="T1">Αρχεία / Backups:</text:span> <text:span text:style-name="T7">Τοπικά αντίγραφα ασφαλείας (NAS) και Remote Backup (Cloud/Off-site).</text:span></text:p>
              </text:list-item>
            </text:list>
            <text:h text:style-name="P7" text:outline-level="4">3. Εμπιστευτικότητα (Confidentiality)</text:h>
            <text:list text:style-name="L14">
              <text:list-item>
                <text:p text:style-name="P48"><text:span text:style-name="T1">Κρυπτογράφηση σε αποθήκευση:</text:span> <text:span text:style-name="T1">[ΝΑΙ]</text:span></text:p>
                <text:list>
                  <text:list-item>
                    <text:p text:style-name="P48"><text:span text:style-name="T1">Αλγόριθμος:</text:span> <text:span text:style-name="T1">AES-256</text:span> (για τη βάση δεδομένων SQL και τα αποθηκευμένα volumes του PACS).</text:p>
                  </text:list-item>
                </text:list>
              </text:list-item>
              <text:list-item>
                <text:p text:style-name="P48"><text:soft-page-break/><text:span text:style-name="T1">Key management:</text:span> Τα κλειδιά κρυπτογράφησης φυλάσσονται σε ξεχωριστό ασφαλή διακομιστή (Key Vault) και όχι στον ίδιο δίσκο με τα δεδομένα.</text:p>
              </text:list-item>
              <text:list-item>
                <text:p text:style-name="P48"><text:span text:style-name="T1">Πρόσβαση περιορισμένη σε χρήστες:</text:span> Μόνο εξουσιοδοτημένοι Ιατροί και ο Διαχειριστής (βάσει Active Directory Groups).</text:p>
              </text:list-item>
            </text:list>
            <text:h text:style-name="P7" text:outline-level="4">4. Ακεραιότητα (Integrity)</text:h>
            <text:list text:style-name="L15">
              <text:list-item>
                <text:p text:style-name="P49"><text:span text:style-name="T1">Hashing / Checksum:</text:span> Χρήση <text:span text:style-name="T1">SHA-256</text:span> checksums για κάθε αρχείο DICOM κατά την αρχειοθέτηση.</text:p>
              </text:list-item>
              <text:list-item>
                <text:p text:style-name="P49"><text:span text:style-name="T1">Logging αλλαγών αρχείων:</text:span> <text:span text:style-name="T1">[ΝΑΙ]</text:span></text:p>
              </text:list-item>
              <text:list-item>
                <text:p text:style-name="P49"><text:span text:style-name="T1">Παρακολούθηση μη εξουσιοδοτημένων αλλαγών:</text:span> Χρήση εργαλείου File Integrity Monitoring (FIM) στον PACS Server. Αν αλλοιωθεί ιατρική εικόνα, παράγεται άμεσο Alert.</text:p>
              </text:list-item>
            </text:list>
            <text:h text:style-name="P7" text:outline-level="4">5. Διαθεσιμότητα (Availability)</text:h>
            <text:list text:style-name="L16">
              <text:list-item>
                <text:p text:style-name="P16">Backups:</text:p>
                <text:list>
                  <text:list-item>
                    <text:p text:style-name="P50"><text:span text:style-name="T1">[Χ]</text:span> Ημερήσιο (Incremental - Τοπικά).</text:p>
                  </text:list-item>
                  <text:list-item>
                    <text:p text:style-name="P50"><text:span text:style-name="T1">[Χ]</text:span> Εβδομαδιαίο (Full - Remote Backup/Cloud).</text:p>
                  </text:list-item>
                </text:list>
              </text:list-item>
              <text:list-item>
                <text:p text:style-name="P50"><text:span text:style-name="T1">Redundancy:</text:span> RAID 6 στον χώρο αποθήκευσης του PACS για ανοχή σε βλάβη 2 δίσκων ταυτόχρονα.</text:p>
              </text:list-item>
              <text:list-item>
                <text:p text:style-name="P51"><text:span text:style-name="T1">RTO (Recovery Time Objective):</text:span> <text:span text:style-name="T1">4 ώρες</text:span> (Μέγιστος χρόνος επαναφοράς λειτουργίας).</text:p>
              </text:list-item>
              <text:list-item>
                <text:p text:style-name="P51"><text:span text:style-name="T4">RPO </text:span><text:span text:style-name="T1">(Recovery Point Objective):</text:span> <text:span text:style-name="T1">1 ώρα</text:span> (Μέγιστη επιτρεπτή απώλεια δεδομένων).</text:p>
              </text:list-item>
            </text:list>
            <text:p text:style-name="P17">6. Εξαιρέσεις / Ειδικές Περιπτώσεις</text:p>
            <text:list text:style-name="L17">
              <text:list-item>
                <text:p text:style-name="P63"><text:span text:style-name="T1">Σύστημα:</text:span> MRI Console &amp; Workstation (Local Storage).</text:p>
              </text:list-item>
              <text:list-item>
                <text:p text:style-name="P63"><text:span text:style-name="T1">Λόγος Εξαίρεσης:</text:span> Λόγω παλαιότητας του λειτουργικού συστήματος (Legacy OS - Windows Embedded) και περιορισμών του κατασκευαστή (Vendor Warranty), δεν υποστηρίζεται η κρυπτογράφηση δίσκου (π.χ. BitLocker) χωρίς κίνδυνο δυσλειτουργίας ή καθυστερήσεων στην απεικόνιση.</text:p>
              </text:list-item>
              <text:list-item>
                <text:p text:style-name="P23">Αντισταθμιστικά Μέτρα:</text:p>
                <text:list>
                  <text:list-item>
                    <text:p text:style-name="P63"><text:span text:style-name="T1">Φυσική Ασφάλεια:</text:span> Η πρόσβαση στον χώρο της Κονσόλας επιτρέπεται μόνο σε εξουσιοδοτημένο προσωπικό μέσω κάρτας πρόσβασης (Physical Access Control).</text:p>
                  </text:list-item>
                  <text:list-item>
                    <text:p text:style-name="P63"><text:span text:style-name="T1">Προσωρινή Αποθήκευση:</text:span> Τα δεδομένα παραμένουν τοπικά στην κονσόλα μόνο για το διάστημα της εξέτασης και διαγράφονται περιοδικά μετά την επιτυχή αρχειοθέτηση στο PACS (Data Purging Policy).</text:p>
                  </text:list-item>
                </text:list>
              </text:list-item>
            </text:list>
            <text:p text:style-name="P66"><text:span text:style-name="T11"/></text:p>
            <text:p text:style-name="P17">------------------------------------------------------------------------</text:p>
            <text:h text:style-name="P5" text:outline-level="3"><text:soft-page-break/><text:span text:style-name="T1"/></text:h>
            <text:h text:style-name="P4" text:outline-level="3">ΠΟΛΙΤΙΚΗ ΓΙΑ DATA-IN-TRANSIT ΑΣΦΑΛΕΙΑ</text:h>
            <text:p text:style-name="P39">Έκδοση: 1.0</text:p>
            <text:p text:style-name="P39">Ημερομηνία: Ιανουάριος 2026</text:p>
            <text:h text:style-name="P7" text:outline-level="4">1. Σκοπός</text:h>
            <text:p text:style-name="P40">Διασφάλιση ότι όλα τα δεδομένα κατά τη μεταφορά είναι κρυπτογραφημένα και προστατευμένα από υποκλοπή (Man-in-the-Middle) ή μη εξουσιοδοτημένη πρόσβαση.</text:p>
            <text:h text:style-name="P7" text:outline-level="4">2. Τεχνολογίες Κρυπτογράφησης</text:h>
            <text:list text:style-name="L18">
              <text:list-item>
                <text:p text:style-name="P52"><text:span text:style-name="T1">TLS έκδοση:</text:span> <text:span text:style-name="T7">1.2 ή 1.3 (Απαγορεύονται SSL v3 / TLS 1.0/1.1).</text:span></text:p>
              </text:list-item>
              <text:list-item>
                <text:p text:style-name="P18">VPN:</text:p>
                <text:list>
                  <text:list-item>
                    <text:p text:style-name="P52"><text:span text:style-name="T1">[Χ]</text:span> <text:span text:style-name="T1">IPSec </text:span><text:span text:style-name="T7">(Site-to-Site για σύνδεση με Κεντρικό Νοσοκομείο).</text:span></text:p>
                  </text:list-item>
                  <text:list-item>
                    <text:p text:style-name="P52"><text:span text:style-name="T1">[Χ]</text:span> <text:span text:style-name="T1">SSL VPN </text:span><text:span text:style-name="T7">(Για τον Vendor Support).</text:span></text:p>
                  </text:list-item>
                </text:list>
              </text:list-item>
              <text:list-item>
                <text:p text:style-name="P53"><text:span text:style-name="T1">Εσωτερική κρυπτογράφηση υπηρεσιών:</text:span> Χρήση DICOM-TLS (Port 2762) για όλες τις εσωτερικές επικοινωνίες (π.χ. PACS προς Σταθμούς Εργασίας).</text:p>
                <text:list>
                  <text:list-header>
                    <text:p text:style-name="P53"><text:span text:style-name="T1">→ Εξαίρεση (Legacy Device):</text:span> Ο Μαγνητικός Τομογράφος (MRI Scanner), λόγω παλαιότητας λογισμικού (Legacy Asset), δεν υποστηρίζει κρυπτογράφηση TLS. Η επικοινωνία του παραμένει στη θύρα <text:span text:style-name="T1">DICOM 104 (Unencrypted)</text:span>.</text:p>
                  </text:list-header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header>
                        <text:p text:style-name="P67"><text:span text:style-name="T10">→ Αντισταθμιστικό Μέτρο:</text:span><text:span text:style-name="T11"> Η κίνηση στη θύρα 104 περιορίζεται αυστηρά εντός του απομονωμένου </text:span><text:span text:style-name="T10">Medical VLAN (10.10.20.0/24)</text:span><text:span text:style-name="T11"> και δεν δρομολογείται ποτέ εκτός αυτού, διασφαλίζοντας την προστασία από υποκλοπή στο ευρύτερο δίκτυο."</text:span></text:p>
                      </text:list-header>
                    </text:list>
                  </text:list-item>
                </text:list>
              </text:list-item>
            </text:list>
            <text:h text:style-name="P7" text:outline-level="4">3. Σημεία Μεταφοράς Δεδομένων</text:h>
            <text:list text:style-name="L20">
              <text:list-item>
                <text:p text:style-name="P54"><text:span text:style-name="T1">Εσωτερικό δίκτυο:</text:span> Μεταφορά εικόνων από MRI Scanner σε Console και PACS.</text:p>
              </text:list-item>
              <text:list-item>
                <text:p text:style-name="P55"><text:span text:style-name="T1">Cloud:</text:span> Διασύνδεση με <text:span text:style-name="T7">ΗΔΙΚΑ (MyHealth) και ΕΟΠΥΥ (HTTPS)</text:span><text:span text:style-name="T1">.</text:span></text:p>
              </text:list-item>
              <text:list-item>
                <text:p text:style-name="P55"><text:span text:style-name="T1">API/Integrations:</text:span> Ανταλλαγή δεδομένων HL7 με το Πληροφοριακό Σύστημα Νοσοκομείου (HIS).</text:p>
              </text:list-item>
            </text:list>
            <text:h text:style-name="P7" text:outline-level="4">4. Έλεγχος Ταυτότητας &amp; Πρόσβασης</text:h>
            <text:list text:style-name="L21">
              <text:list-item>
                <text:p text:style-name="P56"><text:span text:style-name="T1">MFA για απομακρυσμένη πρόσβαση:</text:span> <text:span text:style-name="T1">[ΝΑΙ]</text:span> (Υποχρεωτικό για Vendor &amp; Administrators).</text:p>
              </text:list-item>
              <text:list-item>
                <text:p text:style-name="P56"><text:span text:style-name="T1">Certificate-based authentication:</text:span> <text:span text:style-name="T1">[ΝΑΙ]</text:span> (Αμοιβαία πιστοποίηση - Mutual TLS για τη σύνδεση με το API της ΗΔΙΚΑ).</text:p>
              </text:list-item>
            </text:list>
            <text:h text:style-name="P7" text:outline-level="4">5. Παρακολούθηση</text:h>
            <text:list text:style-name="L22">
              <text:list-item>
                <text:p text:style-name="P57"><text:span text:style-name="T1">IDS/IPS:</text:span> Ενεργοποίηση στο Perimeter Firewall για εντοπισμό ύποπτης κίνησης στο DICOM πρωτόκολλο.</text:p>
              </text:list-item>
              <text:list-item>
                <text:p text:style-name="P57"><text:soft-page-break/><text:span text:style-name="T1">TLS inspection:</text:span> Εφαρμόζεται επιλεκτικά στην κίνηση προς Internet (Web Browsing ιατρών) για έλεγχο malware.</text:p>
              </text:list-item>
            </text:list>
            <text:p text:style-name="P19">------------------------------------------------------------------------</text:p>
            <text:section text:style-name="Sect1" text:name="model-response-message-contentr_6351536bb638e122">
              <text:h text:style-name="P5" text:outline-level="3"><text:span text:style-name="T12"/></text:h>
              <text:h text:style-name="P4" text:outline-level="3">ΠΟΛΙΤΙΚΗ ΚΑΤΑΤΜΗΣΗΣ ΔΙΚΤΥΟΥ &amp; ΑΣΦΑΛΟΥΣ ΠΡΟΣΒΑΣΗΣ ΕΦΟΔΙΑΣΤΙΚΗΣ ΑΛΥΣΙΔΑΣ</text:h>
              <text:p text:style-name="P39">Έκδοση: 1.0</text:p>
              <text:p text:style-name="P39">Ημερομηνία: Ιανουάριος 2026</text:p>
              <text:h text:style-name="P7" text:outline-level="4">1. Σκοπός</text:h>
              <text:p text:style-name="P40">Ορισμός των μέτρων για δικτυακό διαχωρισμό και για ασφαλή διασύνδεση τρίτων (προμηθευτών, συνεργατών). <text:span text:style-name="T7">Στόχος είναι η απομόνωση των κρίσιμων ιατρικών συστημάτων από το γενικό δίκτυο (Zero Trust) και η ελαχιστοποίηση του κινδύνου από επιθέσεις μέσω της εφοδιαστικής αλυσίδας (Supply Chain Attacks).</text:span></text:p>
              <text:h text:style-name="P7" text:outline-level="4">2. Κατάτμηση Δικτύου</text:h>
              <text:list text:style-name="L23">
                <text:list-item>
                  <text:p text:style-name="P20">Τμήματα του δικτύου (VLANs / Zones):</text:p>
                  <text:list>
                    <text:list-item>
                      <text:p text:style-name="P58"><text:span text:style-name="T1">Medical Zone (VLAN 20):</text:span> Υποδίκτυο <text:span text:style-name="T1">10.10.20.0/24</text:span>. Περιλαμβάνει MRI Scanner, Console, PACS Server.</text:p>
                    </text:list-item>
                    <text:list-item>
                      <text:p text:style-name="P58"><text:span text:style-name="T1">Client Zone:</text:span> Σταθμοί εργασίας ιατρών και γραμματείας.</text:p>
                    </text:list-item>
                    <text:list-item>
                      <text:p text:style-name="P58"><text:span text:style-name="T1">Management Zone:</text:span> Δικτυακός εξοπλισμός και διεπαφές διαχείρισης.</text:p>
                    </text:list-item>
                  </text:list>
                </text:list-item>
                <text:list-item>
                  <text:p text:style-name="P58"><text:span text:style-name="T1">DMZ:</text:span> Δεν υφίσταται κλασική DMZ για δημόσια πρόσβαση, καθώς καμία υπηρεσία δεν εκτίθεται απευθείας στο Internet.</text:p>
                </text:list-item>
                <text:list-item>
                  <text:p text:style-name="P20">Κανόνες επικοινωνίας μεταξύ δικτυακών ζωνών:</text:p>
                  <text:list>
                    <text:list-item>
                      <text:p text:style-name="P59">Η επικοινωνία μεταξύ <text:span text:style-name="T1">Medical Zone</text:span> και <text:span text:style-name="T1">Hospital LAN</text:span> απαγορεύεται αυστηρά, εκτός από συγκεκριμένες πόρες (DICOM/HL7).</text:p>
                    </text:list-item>
                    <text:list-item>
                      <text:p text:style-name="P59">Ο MRI Scanner <text:span text:style-name="T1">δεν έχει καμία</text:span> πρόσβαση στο Internet (Outbound Block).</text:p>
                    </text:list-item>
                  </text:list>
                </text:list-item>
              </text:list>
              <text:p text:style-name="P60"><text:span text:style-name="T6">3.</text:span><text:span text:style-name="T1">Firewall &amp; Access Rules</text:span></text:p>
              <text:list text:style-name="L24">
                <text:list-item>
                  <text:p text:style-name="P61"><text:span text:style-name="T1">Firewall vendor:</text:span> Next-Generation Firewall (NGFW) με δυνατότητα Deep Packet Inspection (DPI) για ιατρικά πρωτόκολλα.</text:p>
                </text:list-item>
                <text:list-item>
                  <text:p text:style-name="P21">Policy set (Βάσει Task 1):</text:p>
                  <text:list>
                    <text:list-item>
                      <text:p text:style-name="P61"><text:span text:style-name="T1">Inbound Rule:</text:span> Επιτρέπεται μόνο η κίνηση από τον HIS Server προς τον PACS Server (Ports 104, 2575) και η κίνηση VPN του Vendor. <text:span text:style-name="T1">Όλα τα άλλα: DENY.</text:span></text:p>
                    </text:list-item>
                    <text:list-item>
                      <text:p text:style-name="P61"><text:span text:style-name="T1">Outbound Rule:</text:span> Επιτρέπεται η κίνηση HTTPS προς ΗΔΙΚΑ/ΕΟΠΥΥ μόνο από τα PC των Ιατρών. <text:span text:style-name="T1">MRI Scanner Outbound: DENY.</text:span></text:p>
                    </text:list-item>
                  </text:list>
                </text:list-item>
                <text:list-item>
                  <text:p text:style-name="P61"><text:soft-page-break/><text:span text:style-name="T1">Change control διαδικασία:</text:span> Κάθε αλλαγή στους κανόνες Firewall απαιτεί αίτημα αλλαγής (Change Request), αξιολόγηση ρίσκου και έγκριση από τον CISO (ΥΑΣΠΕ).</text:p>
                </text:list-item>
              </text:list>
              <text:h text:style-name="P7" text:outline-level="4">4. Ασφαλής Πρόσβαση Προμηθευτών (Supply Chain Security)</text:h>
              <text:list text:style-name="L25">
                <text:list-item>
                  <text:p text:style-name="P62"><text:span text:style-name="T1">Προμηθευτές που χρειάζονται πρόσβαση:</text:span> <text:span text:style-name="T1">MRI Vendor Support</text:span> (Συντήρηση/Troubleshooting).</text:p>
                </text:list-item>
                <text:list-item>
                  <text:p text:style-name="P22">Τύποι πρόσβασης:</text:p>
                  <text:list>
                    <text:list-item>
                      <text:p text:style-name="P62"><text:span text:style-name="T1">[Χ] VPN (Client-to-Site):</text:span> Ο τεχνικός συνδέεται με VPN Client και λαμβάνει IP από ειδικό Pool, χωρίς άμεση δρομολόγηση στο υπόλοιπο δίκτυο.</text:p>
                    </text:list-item>
                  </text:list>
                </text:list-item>
                <text:list-item>
                  <text:p text:style-name="P22">Έλεγχοι ασφαλείας:</text:p>
                  <text:list>
                    <text:list-item>
                      <text:p text:style-name="P62"><text:span text:style-name="T1">MFA (Multi-Factor Authentication):</text:span> <text:span text:style-name="T1">[ΝΑΙ]</text:span> (Υποχρεωτικό για κάθε σύνδεση τρίτου).</text:p>
                    </text:list-item>
                    <text:list-item>
                      <text:p text:style-name="P62"><text:span text:style-name="T1">Περιορισμός ωραρίου πρόσβασης:</text:span> <text:span text:style-name="T1">[ΝΑΙ]</text:span> (Η πρόσβαση ενεργοποιείται <text:span text:style-name="T1">μόνο κατόπιν αιτήματος</text:span> και για συγκεκριμένο χρονικό παράθυρο, π.χ. 2 ώρες).</text:p>
                    </text:list-item>
                    <text:list-item>
                      <text:p text:style-name="P62"><text:span text:style-name="T1">Monitor logs τρίτων:</text:span> Καταγραφή συνεδρίας (Session Recording) ή λεπτομερής καταγραφή (Audit Logs) για τις ενέργειες που εκτελεί ο προμηθευτής στα συστήματα.</text:p>
                    </text:list-item>
                  </text:list>
                </text:list-item>
              </text:list>
            </text:section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7:49:41.949339780</meta:creation-date>
    <dc:date>2026-01-17T03:17:15.546932919</dc:date>
    <meta:editing-duration>PT3H29M23S</meta:editing-duration>
    <meta:editing-cycles>26</meta:editing-cycles>
    <meta:generator>LibreOffice/24.2.7.2$Linux_X86_64 LibreOffice_project/420$Build-2</meta:generator>
    <meta:print-date>2026-01-16T22:41:08.039496624</meta:print-date>
    <meta:printed-by>PDF files</meta:printed-by>
    <meta:document-statistic meta:table-count="0" meta:image-count="0" meta:object-count="0" meta:page-count="8" meta:paragraph-count="159" meta:word-count="1738" meta:character-count="12778" meta:non-whitespace-character-count="11297"/>
  </office:meta>
</office:document-meta>
</file>